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Pictures/100000000000002000000020B2FF2A327EABC87D.png" manifest:media-type="image/png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1.45cm" fo:min-width="4.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Symmetric_20_Arrow" draw:marker-end-width="0.3cm" draw:fill="none" draw:textarea-vertical-align="middle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1.95cm" fo:min-width="5.5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95cm" fo:min-width="0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6.7cm"/>
    </style:style>
    <style:style style:name="gr7" style:family="graphic" style:parent-style-name="standard">
      <style:graphic-properties draw:fill-color="#dddddd" draw:textarea-horizontal-align="justify" draw:textarea-vertical-align="middle" draw:auto-grow-height="false" fo:min-height="2.612cm" fo:min-width="0.7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2.15cm" fo:min-width="0cm"/>
    </style:style>
    <style:style style:name="gr9" style:family="graphic" style:parent-style-name="standard">
      <style:graphic-properties draw:fill-color="#dddddd" draw:textarea-horizontal-align="justify" draw:textarea-vertical-align="middle" draw:auto-grow-height="false" fo:min-height="0.25cm" fo:min-width="0.8cm"/>
    </style:style>
    <style:style style:name="gr10" style:family="graphic" style:parent-style-name="objectwithoutfill">
      <style:graphic-properties draw:stroke="dash" draw:stroke-dash="Fine_20_Dashed" draw:fill="none" draw:textarea-vertical-align="middle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2" style:family="graphic" style:parent-style-name="Object_20_with_20_no_20_fill_20_and_20_no_20_line">
      <style:graphic-properties draw:textarea-vertical-align="middle" draw:ole-draw-aspect="1" style:protect="size"/>
    </style:style>
    <style:style style:name="gr13" style:family="graphic" style:parent-style-name="objectwithoutfill">
      <style:graphic-properties draw:marker-end="Arrow" draw:marker-end-width="0.2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3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58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44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5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8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501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14pt" style:font-size-asian="18pt" style:font-size-complex="18pt"/>
    </style:style>
    <style:style style:name="P6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1cm" svg:height="1.7cm" svg:x="4.716cm" svg:y="6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6.316cm" svg:y1="6.889cm" svg:x2="6.316cm" svg:y2="8.589cm">
          <text:p/>
        </draw:line>
        <draw:line draw:style-name="gr2" draw:text-style-name="P2" draw:layer="layout" svg:x1="8.216cm" svg:y1="6.889cm" svg:x2="8.216cm" svg:y2="8.589cm">
          <text:p/>
        </draw:line>
        <draw:line draw:style-name="gr2" draw:text-style-name="P2" draw:layer="layout" svg:x1="6.616cm" svg:y1="6.889cm" svg:x2="6.616cm" svg:y2="7.327cm">
          <text:p/>
        </draw:line>
        <draw:line draw:style-name="gr2" draw:text-style-name="P2" draw:layer="layout" svg:x1="6.616cm" svg:y1="8.589cm" svg:x2="6.616cm" svg:y2="8.227cm">
          <text:p/>
        </draw:line>
        <draw:line draw:style-name="gr2" draw:text-style-name="P2" draw:layer="layout" svg:x1="6.416cm" svg:y1="8.227cm" svg:x2="6.816cm" svg:y2="8.227cm">
          <text:p/>
        </draw:line>
        <draw:line draw:style-name="gr3" draw:text-style-name="P2" draw:layer="layout" svg:x1="5.016cm" svg:y1="8.589cm" svg:x2="5.016cm" svg:y2="6.889cm">
          <text:p/>
        </draw:line>
        <draw:line draw:style-name="gr3" draw:text-style-name="P2" draw:layer="layout" svg:x1="6.016cm" svg:y1="6.889cm" svg:x2="6.016cm" svg:y2="8.589cm">
          <text:p/>
        </draw:line>
        <draw:line draw:style-name="gr3" draw:text-style-name="P2" draw:layer="layout" svg:x1="8.516cm" svg:y1="8.589cm" svg:x2="9.616cm" svg:y2="6.889cm">
          <text:p/>
        </draw:line>
        <draw:line draw:style-name="gr3" draw:text-style-name="P2" draw:layer="layout" svg:x1="8.416cm" svg:y1="6.889cm" svg:x2="9.616cm" svg:y2="8.589cm">
          <text:p/>
        </draw:line>
        <draw:custom-shape draw:style-name="gr4" draw:text-style-name="P1" draw:layer="layout" svg:width="6cm" svg:height="2.2cm" svg:x="4.316cm" svg:y="3.0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5cm" svg:height="2.2cm" svg:x="7.016cm" svg:y="3.0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7.2cm" svg:height="0.4cm" svg:x="3.716cm" svg:y="3.9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cm" svg:height="2.862cm" svg:x="10.916cm" svg:y="2.62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116cm" svg:y1="5.189cm" svg:x2="13.416cm" svg:y2="5.189cm">
          <text:p/>
        </draw:line>
        <draw:line draw:style-name="gr2" draw:text-style-name="P2" draw:layer="layout" svg:x1="13.016cm" svg:y1="4.889cm" svg:x2="13.716cm" svg:y2="4.889cm">
          <text:p/>
        </draw:line>
        <draw:line draw:style-name="gr2" draw:text-style-name="P2" draw:layer="layout" svg:x1="13.716cm" svg:y1="4.889cm" svg:x2="13.716cm" svg:y2="5.489cm">
          <text:p/>
        </draw:line>
        <draw:line draw:style-name="gr2" draw:text-style-name="P2" draw:layer="layout" svg:x1="13.716cm" svg:y1="5.489cm" svg:x2="13.016cm" svg:y2="5.489cm">
          <text:p/>
        </draw:line>
        <draw:line draw:style-name="gr2" draw:text-style-name="P2" draw:layer="layout" svg:x1="13.416cm" svg:y1="4.889cm" svg:x2="13.416cm" svg:y2="5.489cm">
          <text:p/>
        </draw:line>
        <draw:line draw:style-name="gr2" draw:text-style-name="P2" draw:layer="layout" svg:x1="13.716cm" svg:y1="5.189cm" svg:x2="14.316cm" svg:y2="5.189cm">
          <text:p/>
        </draw:line>
        <draw:custom-shape draw:style-name="gr8" draw:text-style-name="P3" draw:layer="layout" svg:width="0.1cm" svg:height="2.4cm" svg:x="14.316cm" svg:y="3.58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426cm" svg:y1="4.895cm" svg:x2="14.606cm" svg:y2="4.583cm">
          <text:p/>
        </draw:line>
        <draw:line draw:style-name="gr2" draw:text-style-name="P2" draw:layer="layout" svg:x1="14.436cm" svg:y1="5.289cm" svg:x2="14.616cm" svg:y2="4.977cm">
          <text:p/>
        </draw:line>
        <draw:line draw:style-name="gr2" draw:text-style-name="P2" draw:layer="layout" svg:x1="14.436cm" svg:y1="5.689cm" svg:x2="14.616cm" svg:y2="5.377cm">
          <text:p/>
        </draw:line>
        <draw:line draw:style-name="gr2" draw:text-style-name="P2" draw:layer="layout" svg:x1="6.616cm" svg:y1="6.889cm" svg:x2="6.616cm" svg:y2="6.289cm">
          <text:p/>
        </draw:line>
        <draw:line draw:style-name="gr2" draw:text-style-name="P2" draw:layer="layout" svg:x1="9.016cm" svg:y1="6.289cm" svg:x2="7.816cm" svg:y2="6.289cm">
          <text:p/>
        </draw:line>
        <draw:line draw:style-name="gr2" draw:text-style-name="P2" draw:layer="layout" svg:x1="5.416cm" svg:y1="6.289cm" svg:x2="5.416cm" svg:y2="5.289cm">
          <text:p/>
        </draw:line>
        <draw:line draw:style-name="gr2" draw:text-style-name="P2" draw:layer="layout" svg:x1="7.816cm" svg:y1="6.889cm" svg:x2="7.816cm" svg:y2="6.289cm">
          <text:p/>
        </draw:line>
        <draw:line draw:style-name="gr2" draw:text-style-name="P2" draw:layer="layout" svg:x1="9.016cm" svg:y1="6.289cm" svg:x2="9.016cm" svg:y2="5.289cm">
          <text:p/>
        </draw:line>
        <draw:line draw:style-name="gr2" draw:text-style-name="P2" draw:layer="layout" svg:x1="14.436cm" svg:y1="5.289cm" svg:x2="14.616cm" svg:y2="4.977cm">
          <text:p/>
        </draw:line>
        <draw:line draw:style-name="gr2" draw:text-style-name="P2" draw:layer="layout" svg:x1="6.616cm" svg:y1="6.289cm" svg:x2="5.416cm" svg:y2="6.289cm">
          <text:p/>
        </draw:line>
        <draw:line draw:style-name="gr2" draw:text-style-name="P2" draw:layer="layout" svg:x1="6.616cm" svg:y1="8.527cm" svg:x2="6.616cm" svg:y2="9.827cm">
          <text:p/>
        </draw:line>
        <draw:custom-shape draw:style-name="gr9" draw:text-style-name="P1" draw:layer="layout" svg:width="1.3cm" svg:height="0.5cm" svg:x="3.416cm" svg:y="8.0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3cm" svg:height="0.5cm" svg:x="9.816cm" svg:y="8.0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.916cm" svg:y1="8.589cm" svg:x2="4.216cm" svg:y2="8.089cm">
          <text:p/>
        </draw:line>
        <draw:line draw:style-name="gr2" draw:text-style-name="P2" draw:layer="layout" svg:x1="10.616cm" svg:y1="8.589cm" svg:x2="10.316cm" svg:y2="8.089cm">
          <text:p/>
        </draw:line>
        <draw:line draw:style-name="gr2" draw:text-style-name="P2" draw:layer="layout" svg:x1="4.716cm" svg:y1="6.889cm" svg:x2="4.416cm" svg:y2="7.389cm">
          <text:p/>
        </draw:line>
        <draw:line draw:style-name="gr2" draw:text-style-name="P2" draw:layer="layout" svg:x1="4.416cm" svg:y1="6.889cm" svg:x2="4.416cm" svg:y2="7.389cm">
          <text:p/>
        </draw:line>
        <draw:line draw:style-name="gr2" draw:text-style-name="P2" draw:layer="layout" svg:x1="4.416cm" svg:y1="6.889cm" svg:x2="4.116cm" svg:y2="7.389cm">
          <text:p/>
        </draw:line>
        <draw:line draw:style-name="gr2" draw:text-style-name="P2" draw:layer="layout" svg:x1="4.116cm" svg:y1="6.889cm" svg:x2="4.116cm" svg:y2="7.389cm">
          <text:p/>
        </draw:line>
        <draw:line draw:style-name="gr2" draw:text-style-name="P2" draw:layer="layout" svg:x1="4.116cm" svg:y1="6.889cm" svg:x2="3.816cm" svg:y2="7.389cm">
          <text:p/>
        </draw:line>
        <draw:line draw:style-name="gr2" draw:text-style-name="P2" draw:layer="layout" svg:x1="3.816cm" svg:y1="6.889cm" svg:x2="3.816cm" svg:y2="7.389cm">
          <text:p/>
        </draw:line>
        <draw:line draw:style-name="gr2" draw:text-style-name="P2" draw:layer="layout" svg:x1="3.816cm" svg:y1="6.889cm" svg:x2="3.516cm" svg:y2="7.389cm">
          <text:p/>
        </draw:line>
        <draw:line draw:style-name="gr2" draw:text-style-name="P2" draw:layer="layout" svg:x1="10.716cm" svg:y1="7.389cm" svg:x2="10.716cm" svg:y2="6.889cm">
          <text:p/>
        </draw:line>
        <draw:line draw:style-name="gr2" draw:text-style-name="P2" draw:layer="layout" svg:x1="10.716cm" svg:y1="7.389cm" svg:x2="10.416cm" svg:y2="6.889cm">
          <text:p/>
        </draw:line>
        <draw:line draw:style-name="gr2" draw:text-style-name="P2" draw:layer="layout" svg:x1="10.416cm" svg:y1="7.389cm" svg:x2="10.416cm" svg:y2="6.889cm">
          <text:p/>
        </draw:line>
        <draw:line draw:style-name="gr2" draw:text-style-name="P2" draw:layer="layout" svg:x1="10.416cm" svg:y1="7.389cm" svg:x2="10.116cm" svg:y2="6.889cm">
          <text:p/>
        </draw:line>
        <draw:line draw:style-name="gr2" draw:text-style-name="P2" draw:layer="layout" svg:x1="10.116cm" svg:y1="7.389cm" svg:x2="10.116cm" svg:y2="6.889cm">
          <text:p/>
        </draw:line>
        <draw:line draw:style-name="gr2" draw:text-style-name="P2" draw:layer="layout" svg:x1="10.116cm" svg:y1="7.389cm" svg:x2="9.816cm" svg:y2="6.889cm">
          <text:p/>
        </draw:line>
        <draw:line draw:style-name="gr2" draw:text-style-name="P2" draw:layer="layout" svg:x1="3.516cm" svg:y1="6.889cm" svg:x2="3.516cm" svg:y2="7.389cm">
          <text:p/>
        </draw:line>
        <draw:line draw:style-name="gr2" draw:text-style-name="P2" draw:layer="layout" svg:x1="11.016cm" svg:y1="7.389cm" svg:x2="10.716cm" svg:y2="6.889cm">
          <text:p/>
        </draw:line>
        <draw:line draw:style-name="gr2" draw:text-style-name="P2" draw:layer="layout" svg:x1="11.016cm" svg:y1="7.389cm" svg:x2="11.016cm" svg:y2="6.889cm">
          <text:p/>
        </draw:line>
        <draw:line draw:style-name="gr2" draw:text-style-name="P2" draw:layer="layout" svg:x1="9.816cm" svg:y1="7.389cm" svg:x2="9.816cm" svg:y2="6.889cm">
          <text:p/>
        </draw:line>
        <draw:line draw:style-name="gr2" draw:text-style-name="P2" draw:layer="layout" svg:x1="4.716cm" svg:y1="6.889cm" svg:x2="4.716cm" svg:y2="7.389cm">
          <text:p/>
        </draw:line>
        <draw:line draw:style-name="gr10" draw:text-style-name="P2" draw:layer="layout" svg:x1="10.916cm" svg:y1="2.597cm" svg:x2="10.916cm" svg:y2="1.597cm">
          <text:p/>
        </draw:line>
        <draw:line draw:style-name="gr11" draw:text-style-name="P2" draw:layer="layout" svg:x1="10.916cm" svg:y1="1.597cm" svg:x2="12.216cm" svg:y2="1.597cm">
          <text:p/>
        </draw:line>
        <draw:line draw:style-name="gr2" draw:text-style-name="P2" draw:layer="layout" svg:x1="7.817cm" svg:y1="6.89cm" svg:x2="7.817cm" svg:y2="9.801cm">
          <text:p/>
        </draw:line>
        <draw:line draw:style-name="gr2" draw:text-style-name="P2" draw:layer="layout" svg:x1="13.416cm" svg:y1="4.389cm" svg:x2="13.416cm" svg:y2="3.889cm">
          <text:p/>
        </draw:line>
        <draw:line draw:style-name="gr2" draw:text-style-name="P2" draw:layer="layout" svg:x1="13.416cm" svg:y1="4.389cm" svg:x2="13.116cm" svg:y2="3.889cm">
          <text:p/>
        </draw:line>
        <draw:line draw:style-name="gr2" draw:text-style-name="P2" draw:layer="layout" svg:x1="13.116cm" svg:y1="4.389cm" svg:x2="13.116cm" svg:y2="3.889cm">
          <text:p/>
        </draw:line>
        <draw:line draw:style-name="gr2" draw:text-style-name="P2" draw:layer="layout" svg:x1="13.116cm" svg:y1="4.389cm" svg:x2="12.816cm" svg:y2="3.889cm">
          <text:p/>
        </draw:line>
        <draw:line draw:style-name="gr2" draw:text-style-name="P2" draw:layer="layout" svg:x1="12.816cm" svg:y1="4.389cm" svg:x2="12.816cm" svg:y2="3.889cm">
          <text:p/>
        </draw:line>
        <draw:line draw:style-name="gr2" draw:text-style-name="P2" draw:layer="layout" svg:x1="13.716cm" svg:y1="4.389cm" svg:x2="13.416cm" svg:y2="3.889cm">
          <text:p/>
        </draw:line>
        <draw:line draw:style-name="gr2" draw:text-style-name="P2" draw:layer="layout" svg:x1="13.716cm" svg:y1="4.389cm" svg:x2="13.716cm" svg:y2="3.889cm">
          <text:p/>
        </draw:line>
        <draw:line draw:style-name="gr2" draw:text-style-name="P2" draw:layer="layout" svg:x1="13.716cm" svg:y1="4.089cm" svg:x2="14.316cm" svg:y2="4.089cm">
          <text:p/>
        </draw:line>
        <draw:line draw:style-name="gr2" draw:text-style-name="P2" draw:layer="layout" svg:x1="12.116cm" svg:y1="4.089cm" svg:x2="12.816cm" svg:y2="4.089cm">
          <text:p/>
        </draw:line>
        <draw:frame draw:style-name="gr12" draw:text-style-name="P4" draw:layer="layout" svg:width="2.073cm" svg:height="0.53cm" svg:x="4.492cm" svg:y="3.19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2" draw:text-style-name="P4" draw:layer="layout" svg:width="2.062cm" svg:height="0.53cm" svg:x="7.916cm" svg:y="3.22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2" draw:text-style-name="P4" draw:layer="layout" svg:width="2.193cm" svg:height="0.53cm" svg:x="13.023cm" svg:y="5.69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2" draw:text-style-name="P4" draw:layer="layout" svg:width="0.544cm" svg:height="0.47cm" svg:x="13.1cm" svg:y="3.3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2" draw:text-style-name="P4" draw:layer="layout" svg:width="0.615cm" svg:height="0.47cm" svg:x="11.201cm" svg:y="3.82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2" draw:text-style-name="P4" draw:layer="layout" svg:width="0.643cm" svg:height="0.53cm" svg:x="9.123cm" svg:y="5.52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2" draw:text-style-name="P4" draw:layer="layout" svg:width="0.646cm" svg:height="0.53cm" svg:x="4.716cm" svg:y="5.52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2" draw:text-style-name="P4" draw:layer="layout" svg:width="0.612cm" svg:height="0.53cm" svg:x="6.404cm" svg:y="9.927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2" draw:text-style-name="P4" draw:layer="layout" svg:width="0.586cm" svg:height="0.53cm" svg:x="7.604cm" svg:y="9.927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2" draw:text-style-name="P4" draw:layer="layout" svg:width="0.468cm" svg:height="0.47cm" svg:x="12.148cm" svg:y="1.327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2" draw:text-style-name="P2" draw:layer="layout" svg:x1="14.426cm" svg:y1="4.895cm" svg:x2="14.606cm" svg:y2="4.583cm">
          <text:p/>
        </draw:line>
        <draw:line draw:style-name="gr2" draw:text-style-name="P2" draw:layer="layout" svg:x1="14.436cm" svg:y1="5.689cm" svg:x2="14.616cm" svg:y2="5.377cm">
          <text:p/>
        </draw:line>
        <draw:line draw:style-name="gr2" draw:text-style-name="P2" draw:layer="layout" svg:x1="14.436cm" svg:y1="5.289cm" svg:x2="14.616cm" svg:y2="4.977cm">
          <text:p/>
        </draw:line>
        <draw:line draw:style-name="gr2" draw:text-style-name="P2" draw:layer="layout" svg:x1="14.426cm" svg:y1="4.895cm" svg:x2="14.606cm" svg:y2="4.583cm">
          <text:p/>
        </draw:line>
        <draw:line draw:style-name="gr2" draw:text-style-name="P2" draw:layer="layout" svg:x1="14.436cm" svg:y1="5.689cm" svg:x2="14.616cm" svg:y2="5.377cm">
          <text:p/>
        </draw:line>
        <draw:line draw:style-name="gr2" draw:text-style-name="P2" draw:layer="layout" svg:x1="14.436cm" svg:y1="5.289cm" svg:x2="14.616cm" svg:y2="4.977cm">
          <text:p/>
        </draw:line>
        <draw:line draw:style-name="gr2" draw:text-style-name="P2" draw:layer="layout" svg:x1="14.426cm" svg:y1="4.895cm" svg:x2="14.606cm" svg:y2="4.583cm">
          <text:p/>
        </draw:line>
        <draw:line draw:style-name="gr2" draw:text-style-name="P2" draw:layer="layout" svg:x1="14.436cm" svg:y1="5.689cm" svg:x2="14.616cm" svg:y2="5.377cm">
          <text:p/>
        </draw:line>
        <draw:line draw:style-name="gr2" draw:text-style-name="P2" draw:layer="layout" svg:x1="14.436cm" svg:y1="5.289cm" svg:x2="14.616cm" svg:y2="4.977cm">
          <text:p/>
        </draw:line>
        <draw:line draw:style-name="gr2" draw:text-style-name="P2" draw:layer="layout" svg:x1="14.416cm" svg:y1="4.133cm" svg:x2="14.596cm" svg:y2="3.821cm">
          <text:p/>
        </draw:line>
        <draw:line draw:style-name="gr2" draw:text-style-name="P2" draw:layer="layout" svg:x1="14.426cm" svg:y1="4.927cm" svg:x2="14.606cm" svg:y2="4.615cm">
          <text:p/>
        </draw:line>
        <draw:line draw:style-name="gr2" draw:text-style-name="P2" draw:layer="layout" svg:x1="14.426cm" svg:y1="4.527cm" svg:x2="14.606cm" svg:y2="4.215cm">
          <text:p/>
        </draw:line>
        <draw:frame draw:style-name="gr12" draw:text-style-name="P4" draw:layer="layout" svg:width="0.418cm" svg:height="0.47cm" svg:x="2.816cm" svg:y="8.157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2" draw:text-style-name="P4" draw:layer="layout" svg:width="0.748cm" svg:height="0.47cm" svg:x="11.124cm" svg:y="8.124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13" draw:text-style-name="P2" draw:layer="layout" svg:x1="14.216cm" svg:y1="2.827cm" svg:x2="12.116cm" svg:y2="2.827cm">
          <text:p/>
        </draw:line>
        <draw:frame draw:style-name="gr12" draw:text-style-name="P4" draw:layer="layout" svg:width="0.659cm" svg:height="0.53cm" svg:x="12.916cm" svg:y="2.227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2" draw:text-style-name="P4" draw:layer="layout" svg:width="0.582cm" svg:height="0.53cm" svg:x="7.016cm" svg:y="2.527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4" draw:text-style-name="P5" draw:layer="layout" svg:width="8.876cm" svg:height="0.806cm" svg:x="1.3cm" svg:y="10.865cm">
          <draw:text-box>
            <text:p><text:span text:style-name="T1">Valve equation: Nonlinear - Linearized</text:span></text:p>
          </draw:text-box>
        </draw:frame>
        <draw:frame draw:style-name="gr12" draw:text-style-name="P4" draw:layer="layout" svg:width="4.17cm" svg:height="0.941cm" svg:x="1.546cm" svg:y="11.827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2" draw:text-style-name="P4" draw:layer="layout" svg:width="4.143cm" svg:height="0.941cm" svg:x="1.607cm" svg:y="13.059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2" draw:text-style-name="P4" draw:layer="layout" svg:width="4.813cm" svg:height="1.173cm" svg:x="11.416cm" svg:y="12.027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2" draw:text-style-name="P4" draw:layer="layout" svg:width="2.85cm" svg:height="0.53cm" svg:x="6.616cm" svg:y="12.097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2" draw:text-style-name="P4" draw:layer="layout" svg:width="2.793cm" svg:height="0.53cm" svg:x="6.607cm" svg:y="13.37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2" draw:text-style-name="P4" draw:layer="layout" svg:width="4.986cm" svg:height="1.08cm" svg:x="11.43cm" svg:y="10.827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2" draw:text-style-name="P4" draw:layer="layout" svg:width="4.486cm" svg:height="1.173cm" svg:x="11.516cm" svg:y="14.727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2" draw:text-style-name="P4" draw:layer="layout" svg:width="4.969cm" svg:height="1.08cm" svg:x="11.53cm" svg:y="13.527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2" draw:text-style-name="P4" draw:layer="layout" svg:width="1.999cm" svg:height="0.999cm" svg:x="6.588cm" svg:y="7.5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5" draw:text-style-name="P5" draw:layer="layout" svg:width="10.086cm" svg:height="0.806cm" svg:x="1.29cm" svg:y="14.198cm">
          <draw:text-box>
            <text:p><text:span text:style-name="T1">Acturator flow equation with valve equation:</text:span></text:p>
          </draw:text-box>
        </draw:frame>
        <draw:frame draw:style-name="gr12" draw:text-style-name="P4" draw:layer="layout" svg:width="7.502cm" svg:height="1.013cm" svg:x="1.488cm" svg:y="15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2" draw:text-style-name="P4" draw:layer="layout" svg:width="7.533cm" svg:height="1.013cm" svg:x="1.49cm" svg:y="16.1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6" draw:text-style-name="P5" draw:layer="layout" svg:width="5.942cm" svg:height="0.806cm" svg:x="1.29cm" svg:y="17.198cm">
          <draw:text-box>
            <text:p><text:span text:style-name="T1">Acturator force equation:</text:span></text:p>
          </draw:text-box>
        </draw:frame>
        <draw:frame draw:style-name="gr12" draw:text-style-name="P4" draw:layer="layout" svg:width="6.317cm" svg:height="0.53cm" svg:x="1.5cm" svg:y="18.17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2" draw:text-style-name="P4" draw:layer="layout" svg:width="13.317cm" svg:height="7.327cm" svg:x="1.3cm" svg:y="19.973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7" draw:text-style-name="P5" draw:layer="layout" svg:width="4.752cm" svg:height="0.806cm" svg:x="1.4cm" svg:y="18.9cm">
          <draw:text-box>
            <text:p><text:span text:style-name="T1">State space model:</text:span></text:p>
          </draw:text-box>
        </draw:frame>
        <draw:frame draw:style-name="gr18" draw:text-style-name="P5" draw:layer="layout" svg:width="2.487cm" svg:height="0.806cm" svg:x="12.721cm" svg:y="9.6cm">
          <draw:text-box>
            <text:p><text:span text:style-name="T1">Jacobian</text:span></text:p>
          </draw:text-box>
        </draw:frame>
        <draw:frame draw:style-name="gr19" draw:text-style-name="P6" draw:layer="layout" svg:width="6.001cm" svg:height="1.673cm" svg:x="0.222cm" svg:y="1.3cm">
          <draw:text-box>
            <text:p><text:span text:style-name="T2">By: </text:span></text:p>
            <text:p><text:span text:style-name="T2">Daniel Mårtensson</text:span></text:p>
            <text:p><text:span text:style-name="T2">Msc. Mechanical engineering</text:span></text:p>
          </draw:text-box>
        </draw:frame>
        <draw:line draw:style-name="gr2" draw:text-style-name="P2" draw:layer="layout" svg:x1="6.617cm" svg:y1="7.33cm" svg:x2="7.817cm" svg:y2="7.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-width="0.1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087cm" fo:margin-right="1.003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4T18:55:35.339151647</meta:creation-date>
    <dc:date>2018-03-17T21:55:44.317913563</dc:date>
    <meta:editing-duration>PT15H52M8S</meta:editing-duration>
    <meta:editing-cycles>21</meta:editing-cycles>
    <meta:generator>LibreOffice/5.1.6.2$Linux_X86_64 LibreOffice_project/10m0$Build-2</meta:generator>
    <meta:document-statistic meta:object-count="113"/>
  </office:meta>
</office:document-meta>
</file>

<file path=Object 1/content.xml><?xml version="1.0" encoding="utf-8"?>
<math xmlns="http://www.w3.org/1998/Math/MathML" display="block">
  <semantics>
    <mrow>
      <msub>
        <mi>V</mi>
        <mn>1,</mn>
      </msub>
      <msub>
        <mi>P</mi>
        <mn>1,</mn>
      </msub>
      <msub>
        <mi>A</mi>
        <mn>1,</mn>
      </msub>
      <mi mathvariant="normal">β</mi>
    </mrow>
    <annotation encoding="StarMath 5.0">V_1, P_1, A_1, %beta</annotation>
  </semantics>
</math>
</file>

<file path=Object 10/content.xml><?xml version="1.0" encoding="utf-8"?>
<math xmlns="http://www.w3.org/1998/Math/MathML" display="block">
  <semantics>
    <mi>y</mi>
    <annotation encoding="StarMath 5.0">y</annotation>
  </semantics>
</math>
</file>

<file path=Object 11/content.xml><?xml version="1.0" encoding="utf-8"?>
<math xmlns="http://www.w3.org/1998/Math/MathML" display="block">
  <semantics>
    <mi>u</mi>
    <annotation encoding="StarMath 5.0">u</annotation>
  </semantics>
</math>
</file>

<file path=Object 12/content.xml><?xml version="1.0" encoding="utf-8"?>
<math xmlns="http://www.w3.org/1998/Math/MathML" display="block">
  <semantics>
    <mrow>
      <mo stretchy="false">−</mo>
      <mi>u</mi>
    </mrow>
    <annotation encoding="StarMath 5.0">-u</annotation>
  </semantics>
</math>
</file>

<file path=Object 13/content.xml><?xml version="1.0" encoding="utf-8"?>
<math xmlns="http://www.w3.org/1998/Math/MathML" display="block">
  <semantics>
    <msub>
      <mi>F</mi>
      <mi>L</mi>
    </msub>
    <annotation encoding="StarMath 5.0">F_L</annotation>
  </semantics>
</math>
</file>

<file path=Object 14/content.xml><?xml version="1.0" encoding="utf-8"?>
<math xmlns="http://www.w3.org/1998/Math/MathML" display="block">
  <semantics>
    <msub>
      <mi>C</mi>
      <mi>l</mi>
    </msub>
    <annotation encoding="StarMath 5.0">C_l</annotation>
  </semantics>
</math>
</file>

<file path=Object 15/content.xml><?xml version="1.0" encoding="utf-8"?>
<math xmlns="http://www.w3.org/1998/Math/MathML" display="block">
  <semantics>
    <mrow>
      <mrow>
        <msub>
          <mi>Q</mi>
          <mn>1</mn>
        </msub>
        <mo stretchy="false">=</mo>
        <msub>
          <mi>C</mi>
          <mi>q</mi>
        </msub>
      </mrow>
      <mi>a</mi>
      <mi>u</mi>
      <msqrt>
        <mrow>
          <mfrac>
            <mn>2</mn>
            <mi mathvariant="normal">ρ</mi>
          </mfrac>
          <mrow>
            <mo fence="true" stretchy="false">(</mo>
            <mrow>
              <mrow>
                <msub>
                  <mi>P</mi>
                  <mi>s</mi>
                </msub>
                <mo stretchy="false">−</mo>
                <msub>
                  <mi>P</mi>
                  <mn>1</mn>
                </msub>
              </mrow>
            </mrow>
            <mo fence="true" stretchy="false">)</mo>
          </mrow>
        </mrow>
      </msqrt>
    </mrow>
    <annotation encoding="StarMath 5.0">Q_1 = C_q a u sqrt{2 over %rho (P_s - P_1)}</annotation>
  </semantics>
</math>
</file>

<file path=Object 16/content.xml><?xml version="1.0" encoding="utf-8"?>
<math xmlns="http://www.w3.org/1998/Math/MathML" display="block">
  <semantics>
    <mrow>
      <mrow>
        <msub>
          <mi>Q</mi>
          <mn>2</mn>
        </msub>
        <mo stretchy="false">=</mo>
        <msub>
          <mi>C</mi>
          <mi>q</mi>
        </msub>
      </mrow>
      <mi>a</mi>
      <mi>u</mi>
      <msqrt>
        <mrow>
          <mfrac>
            <mn>2</mn>
            <mi mathvariant="normal">ρ</mi>
          </mfrac>
          <mrow>
            <mo fence="true" stretchy="false">(</mo>
            <mrow>
              <mrow>
                <msub>
                  <mi>P</mi>
                  <mn>2</mn>
                </msub>
                <mo stretchy="false">−</mo>
                <msub>
                  <mi>P</mi>
                  <mi>t</mi>
                </msub>
              </mrow>
            </mrow>
            <mo fence="true" stretchy="false">)</mo>
          </mrow>
        </mrow>
      </msqrt>
    </mrow>
    <annotation encoding="StarMath 5.0">Q_2 = C_q a u sqrt{2 over %rho (P_2 - P_t)}</annotation>
  </semantics>
</math>
</file>

<file path=Object 17/content.xml><?xml version="1.0" encoding="utf-8"?>
<math xmlns="http://www.w3.org/1998/Math/MathML" display="block">
  <semantics>
    <mrow>
      <msub>
        <mi>p</mi>
        <mn>2</mn>
      </msub>
      <mo stretchy="false">=</mo>
      <mfrac>
        <mrow>
          <mo stretchy="false">∂</mo>
          <msub>
            <mi>Q</mi>
            <mn>2</mn>
          </msub>
        </mrow>
        <mrow>
          <mo stretchy="false">∂</mo>
          <msub>
            <mi>P</mi>
            <mn>2</mn>
          </msub>
        </mrow>
      </mfrac>
      <mo stretchy="false">=</mo>
      <mfrac>
        <mrow>
          <msub>
            <mi>C</mi>
            <mi>q</mi>
          </msub>
          <mi>a</mi>
          <mi>u</mi>
        </mrow>
        <mrow>
          <mn>2</mn>
          <msqrt>
            <mrow>
              <mi mathvariant="normal">ρ</mi>
              <mrow>
                <mo fence="true" stretchy="false">(</mo>
                <mrow>
                  <mrow>
                    <msub>
                      <mi>P</mi>
                      <mn>2</mn>
                    </msub>
                    <mo stretchy="false">−</mo>
                    <msub>
                      <mi>P</mi>
                      <mi>t</mi>
                    </msub>
                  </mrow>
                </mrow>
                <mo fence="true" stretchy="false">)</mo>
              </mrow>
            </mrow>
          </msqrt>
        </mrow>
      </mfrac>
    </mrow>
    <annotation encoding="StarMath 5.0">p_2 = {partial Q_2} over {partial P_2} = { {C_q a u} over {2 sqrt{%rho(P_2 -P_t)}}}</annotation>
  </semantics>
</math>
</file>

<file path=Object 18/content.xml><?xml version="1.0" encoding="utf-8"?>
<math xmlns="http://www.w3.org/1998/Math/MathML" display="block">
  <semantics>
    <mrow>
      <msub>
        <mi>p</mi>
        <mn>1</mn>
      </msub>
      <mo stretchy="false">=</mo>
      <mfrac>
        <mrow>
          <mo stretchy="false">∂</mo>
          <msub>
            <mi>Q</mi>
            <mn>1</mn>
          </msub>
        </mrow>
        <mrow>
          <mo stretchy="false">∂</mo>
          <msub>
            <mi>P</mi>
            <mn>1</mn>
          </msub>
        </mrow>
      </mfrac>
      <mo stretchy="false">=</mo>
      <mrow>
        <mo stretchy="false">−</mo>
        <mfrac>
          <mrow>
            <msub>
              <mi>C</mi>
              <mi>q</mi>
            </msub>
            <mi>a</mi>
            <mi>u</mi>
          </mrow>
          <mrow>
            <mn>2</mn>
            <msqrt>
              <mrow>
                <mi mathvariant="normal">ρ</mi>
                <mrow>
                  <mo fence="true" stretchy="false">(</mo>
                  <mrow>
                    <mrow>
                      <msub>
                        <mi>P</mi>
                        <mi>s</mi>
                      </msub>
                      <mo stretchy="false">−</mo>
                      <msub>
                        <mi>P</mi>
                        <mn>1</mn>
                      </msub>
                    </mrow>
                  </mrow>
                  <mo fence="true" stretchy="false">)</mo>
                </mrow>
              </mrow>
            </msqrt>
          </mrow>
        </mfrac>
      </mrow>
    </mrow>
    <annotation encoding="StarMath 5.0">p_1 = {partial Q_1} over {partial P_1} = -{ {C_q a u} over {2 sqrt{%rho(P_s -P_1)}}}</annotation>
  </semantics>
</math>
</file>

<file path=Object 19/content.xml><?xml version="1.0" encoding="utf-8"?>
<math xmlns="http://www.w3.org/1998/Math/MathML" display="block">
  <semantics>
    <mrow>
      <mrow>
        <msub>
          <mi>Q</mi>
          <mn>1</mn>
        </msub>
        <mo stretchy="false">=</mo>
        <msub>
          <mi>q</mi>
          <mn>1</mn>
        </msub>
      </mrow>
      <mrow>
        <mi>u</mi>
        <mo stretchy="false">−</mo>
        <msub>
          <mi>p</mi>
          <mn>1</mn>
        </msub>
      </mrow>
      <msub>
        <mi>P</mi>
        <mn>1</mn>
      </msub>
    </mrow>
    <annotation encoding="StarMath 5.0">Q_1 = q_1 u - p_1 P_1</annotation>
  </semantics>
</math>
</file>

<file path=Object 2/content.xml><?xml version="1.0" encoding="utf-8"?>
<math xmlns="http://www.w3.org/1998/Math/MathML" display="block">
  <semantics>
    <mrow>
      <msub>
        <mi>V</mi>
        <mn>2,</mn>
      </msub>
      <msub>
        <mi>P</mi>
        <mn>2,</mn>
      </msub>
      <msub>
        <mi>A</mi>
        <mn>2,</mn>
      </msub>
      <mi mathvariant="normal">β</mi>
    </mrow>
    <annotation encoding="StarMath 5.0">V_2, P_2, A_2, %beta</annotation>
  </semantics>
</math>
</file>

<file path=Object 20/content.xml><?xml version="1.0" encoding="utf-8"?>
<math xmlns="http://www.w3.org/1998/Math/MathML" display="block">
  <semantics>
    <mrow>
      <mrow>
        <msub>
          <mi>Q</mi>
          <mn>2</mn>
        </msub>
        <mo stretchy="false">=</mo>
        <msub>
          <mi>q</mi>
          <mn>2</mn>
        </msub>
      </mrow>
      <mrow>
        <mi>u</mi>
        <mo stretchy="false">+</mo>
        <msub>
          <mi>p</mi>
          <mn>2</mn>
        </msub>
      </mrow>
      <msub>
        <mi>P</mi>
        <mn>2</mn>
      </msub>
    </mrow>
    <annotation encoding="StarMath 5.0">Q_2 = q_2 u + p_2 P_2</annotation>
  </semantics>
</math>
</file>

<file path=Object 21/content.xml><?xml version="1.0" encoding="utf-8"?>
<math xmlns="http://www.w3.org/1998/Math/MathML" display="block">
  <semantics>
    <mrow>
      <mrow>
        <msub>
          <mi>q</mi>
          <mn>1</mn>
        </msub>
        <mo stretchy="false">=</mo>
        <mfrac>
          <mrow>
            <mo stretchy="false">∂</mo>
            <msub>
              <mi>Q</mi>
              <mn>1</mn>
            </msub>
          </mrow>
          <mrow>
            <mo stretchy="false">∂</mo>
            <mi>u</mi>
          </mrow>
        </mfrac>
        <mo stretchy="false">=</mo>
        <msub>
          <mi>C</mi>
          <mi>q</mi>
        </msub>
      </mrow>
      <mi>a</mi>
      <msqrt>
        <mrow>
          <mfrac>
            <mn>2</mn>
            <mi mathvariant="normal">ρ</mi>
          </mfrac>
          <mrow>
            <mo fence="true" stretchy="false">(</mo>
            <mrow>
              <mrow>
                <msub>
                  <mi>P</mi>
                  <mi>s</mi>
                </msub>
                <mo stretchy="false">−</mo>
                <msub>
                  <mi>P</mi>
                  <mn>1</mn>
                </msub>
              </mrow>
            </mrow>
            <mo fence="true" stretchy="false">)</mo>
          </mrow>
        </mrow>
      </msqrt>
    </mrow>
    <annotation encoding="StarMath 5.0"> q_1 = {partial Q_1} over {partial u} =  C_q a sqrt{2 over %rho (P_s - P_1)}</annotation>
  </semantics>
</math>
</file>

<file path=Object 22/content.xml><?xml version="1.0" encoding="utf-8"?>
<math xmlns="http://www.w3.org/1998/Math/MathML" display="block">
  <semantics>
    <mrow>
      <mrow>
        <msub>
          <mi>q</mi>
          <mn>2</mn>
        </msub>
        <mo stretchy="false">=</mo>
        <mfrac>
          <mrow>
            <mo stretchy="false">∂</mo>
            <msub>
              <mi>Q</mi>
              <mn>1</mn>
            </msub>
          </mrow>
          <mrow>
            <mo stretchy="false">∂</mo>
            <mi>u</mi>
          </mrow>
        </mfrac>
        <mo stretchy="false">=</mo>
        <msub>
          <mi>C</mi>
          <mi>q</mi>
        </msub>
      </mrow>
      <mi>a</mi>
      <msqrt>
        <mrow>
          <mfrac>
            <mn>2</mn>
            <mi mathvariant="normal">ρ</mi>
          </mfrac>
          <mrow>
            <mo fence="true" stretchy="false">(</mo>
            <mrow>
              <mrow>
                <msub>
                  <mi>P</mi>
                  <mn>2</mn>
                </msub>
                <mo stretchy="false">−</mo>
                <msub>
                  <mi>P</mi>
                  <mi>t</mi>
                </msub>
              </mrow>
            </mrow>
            <mo fence="true" stretchy="false">)</mo>
          </mrow>
        </mrow>
      </msqrt>
    </mrow>
    <annotation encoding="StarMath 5.0"> q_2 = {partial Q_1} over {partial u} =  C_q a sqrt{2 over %rho (P_2 - P_t)}</annotation>
  </semantics>
</math>
</file>

<file path=Object 23/content.xml><?xml version="1.0" encoding="utf-8"?>
<math xmlns="http://www.w3.org/1998/Math/MathML" display="block">
  <semantics>
    <mrow>
      <msub>
        <mi>C</mi>
        <mi>q</mi>
      </msub>
      <mi>,</mi>
      <mi>a</mi>
    </mrow>
    <annotation encoding="StarMath 5.0">C_q, a</annotation>
  </semantics>
</math>
</file>

<file path=Object 24/content.xml><?xml version="1.0" encoding="utf-8"?>
<math xmlns="http://www.w3.org/1998/Math/MathML" display="block">
  <semantics>
    <mrow>
      <mrow>
        <msub>
          <mi>Q</mi>
          <mn>1</mn>
        </msub>
        <mo stretchy="false">=</mo>
        <msub>
          <mi>A</mi>
          <mn>1</mn>
        </msub>
      </mrow>
      <mrow>
        <mover accent="true">
          <mi>y</mi>
          <mo stretchy="false">˙</mo>
        </mover>
        <mo stretchy="false">+</mo>
        <mfrac>
          <msub>
            <mi>V</mi>
            <mn>1</mn>
          </msub>
          <mi mathvariant="normal">β</mi>
        </mfrac>
      </mrow>
      <mrow>
        <mover accent="true">
          <msub>
            <mi>P</mi>
            <mn>1</mn>
          </msub>
          <mo stretchy="false">˙</mo>
        </mover>
        <mo stretchy="false">+</mo>
        <msub>
          <mi>C</mi>
          <mi>l</mi>
        </msub>
      </mrow>
      <mrow>
        <mrow>
          <mo fence="true" stretchy="false">(</mo>
          <mrow>
            <mrow>
              <msub>
                <mi>P</mi>
                <mn>1</mn>
              </msub>
              <mo stretchy="false">−</mo>
              <msub>
                <mi>P</mi>
                <mn>2</mn>
              </msub>
            </mrow>
          </mrow>
          <mo fence="true" stretchy="false">)</mo>
        </mrow>
        <mo stretchy="false">=</mo>
        <msub>
          <mi>q</mi>
          <mn>1</mn>
        </msub>
      </mrow>
      <mrow>
        <mi>u</mi>
        <mo stretchy="false">−</mo>
        <msub>
          <mi>p</mi>
          <mn>1</mn>
        </msub>
      </mrow>
      <msub>
        <mi>P</mi>
        <mn>1</mn>
      </msub>
    </mrow>
    <annotation encoding="StarMath 5.0">Q_1 = A_1 dot y + V_1 over %beta dot P_1 + C_l( P_1 - P_2 ) = q_1 u - p_1 P_1</annotation>
  </semantics>
</math>
</file>

<file path=Object 25/content.xml><?xml version="1.0" encoding="utf-8"?>
<math xmlns="http://www.w3.org/1998/Math/MathML" display="block">
  <semantics>
    <mrow>
      <mrow>
        <msub>
          <mi>Q</mi>
          <mn>2</mn>
        </msub>
        <mo stretchy="false">=</mo>
        <msub>
          <mi>A</mi>
          <mn>2</mn>
        </msub>
      </mrow>
      <mrow>
        <mover accent="true">
          <mi>y</mi>
          <mo stretchy="false">˙</mo>
        </mover>
        <mo stretchy="false">−</mo>
        <mfrac>
          <msub>
            <mi>V</mi>
            <mn>2</mn>
          </msub>
          <mi mathvariant="normal">β</mi>
        </mfrac>
      </mrow>
      <mrow>
        <mover accent="true">
          <msub>
            <mi>P</mi>
            <mn>2</mn>
          </msub>
          <mo stretchy="false">˙</mo>
        </mover>
        <mo stretchy="false">+</mo>
        <msub>
          <mi>C</mi>
          <mi>l</mi>
        </msub>
      </mrow>
      <mrow>
        <mrow>
          <mo fence="true" stretchy="false">(</mo>
          <mrow>
            <mrow>
              <msub>
                <mi>P</mi>
                <mn>1</mn>
              </msub>
              <mo stretchy="false">−</mo>
              <msub>
                <mi>P</mi>
                <mn>2</mn>
              </msub>
            </mrow>
          </mrow>
          <mo fence="true" stretchy="false">)</mo>
        </mrow>
        <mo stretchy="false">=</mo>
        <msub>
          <mi>q</mi>
          <mn>2</mn>
        </msub>
      </mrow>
      <mrow>
        <mi>u</mi>
        <mo stretchy="false">+</mo>
        <msub>
          <mi>p</mi>
          <mn>2</mn>
        </msub>
      </mrow>
      <msub>
        <mi>P</mi>
        <mn>2</mn>
      </msub>
    </mrow>
    <annotation encoding="StarMath 5.0">Q_2 = A_2 dot y - V_2 over %beta dot P_2 + C_l( P_1 - P_2 ) = q_2 u + p_2 P_2</annotation>
  </semantics>
</math>
</file>

<file path=Object 26/content.xml><?xml version="1.0" encoding="utf-8"?>
<math xmlns="http://www.w3.org/1998/Math/MathML" display="block">
  <semantics>
    <mrow>
      <mi>M</mi>
      <mrow>
        <mover accent="true">
          <mi>y</mi>
          <mo stretchy="false">¨</mo>
        </mover>
        <mo stretchy="false">=</mo>
        <msub>
          <mi>A</mi>
          <mn>1</mn>
        </msub>
      </mrow>
      <mrow>
        <msub>
          <mi>P</mi>
          <mn>1</mn>
        </msub>
        <mo stretchy="false">−</mo>
        <msub>
          <mi>A</mi>
          <mn>2</mn>
        </msub>
      </mrow>
      <mrow>
        <msub>
          <mi>P</mi>
          <mn>2</mn>
        </msub>
        <mo stretchy="false">−</mo>
        <mi>K</mi>
      </mrow>
      <mrow>
        <mi>y</mi>
        <mo stretchy="false">−</mo>
        <mi>B</mi>
      </mrow>
      <mrow>
        <mover accent="true">
          <mi>y</mi>
          <mo stretchy="false">˙</mo>
        </mover>
        <mo stretchy="false">−</mo>
        <msub>
          <mi>F</mi>
          <mi>L</mi>
        </msub>
      </mrow>
    </mrow>
    <annotation encoding="StarMath 5.0">M ddot y = A_1 P_1 - A_2 P_2 - K y - B dot y - F_L</annotation>
  </semantics>
</math>
</file>

<file path=Object 27/content.xml><?xml version="1.0" encoding="utf-8"?>
<math xmlns="http://www.w3.org/1998/Math/MathML" display="block">
  <semantics>
    <mtable>
      <mtr>
        <mtd columnalign="left">
          <mrow>
            <mrow>
              <mrow>
                <mo fence="true" stretchy="true">[</mo>
                <mrow>
                  <mtable>
                    <mtr>
                      <mtd>
                        <mover accent="true">
                          <msub>
                            <mi>P</mi>
                            <mn>1</mn>
                          </msub>
                          <mo stretchy="false">˙</mo>
                        </mover>
                      </mtd>
                    </mtr>
                    <mtr>
                      <mtd>
                        <mover accent="true">
                          <msub>
                            <mi>P</mi>
                            <mn>2</mn>
                          </msub>
                          <mo stretchy="false">˙</mo>
                        </mover>
                      </mtd>
                    </mtr>
                    <mtr>
                      <mtd>
                        <mover accent="true">
                          <msub>
                            <mi>y</mi>
                            <mn>1</mn>
                          </msub>
                          <mo stretchy="false">˙</mo>
                        </mover>
                      </mtd>
                    </mtr>
                    <mtr>
                      <mtd>
                        <mover accent="true">
                          <msub>
                            <mi>y</mi>
                            <mn>2</mn>
                          </msub>
                          <mo stretchy="false">˙</mo>
                        </mover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stretchy="false">−</mo>
                          <mfrac>
                            <mrow>
                              <mi mathvariant="normal">β</mi>
                              <mrow>
                                <mo fence="true" stretchy="false">(</mo>
                                <mrow>
                                  <mrow>
                                    <msub>
                                      <mi>p</mi>
                                      <mn>1</mn>
                                    </msub>
                                    <mo stretchy="false">+</mo>
                                    <msub>
                                      <mi>C</mi>
                                      <mi>l</mi>
                                    </msub>
                                  </mrow>
                                </mrow>
                                <mo fence="true" stretchy="false">)</mo>
                              </mrow>
                            </mrow>
                            <msub>
                              <mi>V</mi>
                              <mn>1</mn>
                            </msub>
                          </mfrac>
                        </mrow>
                      </mtd>
                      <mtd>
                        <mfrac>
                          <mrow>
                            <mi mathvariant="normal">β</mi>
                            <msub>
                              <mi>C</mi>
                              <mi>l</mi>
                            </msub>
                          </mrow>
                          <msub>
                            <mi>V</mi>
                            <mn>1</mn>
                          </msub>
                        </mfrac>
                      </mtd>
                      <mtd>
                        <mn>0</mn>
                      </mtd>
                      <mtd>
                        <mrow>
                          <mo stretchy="false">−</mo>
                          <mfrac>
                            <mrow>
                              <mi mathvariant="normal">β</mi>
                              <msub>
                                <mi>A</mi>
                                <mn>1</mn>
                              </msub>
                            </mrow>
                            <msub>
                              <mi>V</mi>
                              <mn>1</mn>
                            </msub>
                          </mfrac>
                        </mrow>
                      </mtd>
                    </mtr>
                    <mtr>
                      <mtd>
                        <mfrac>
                          <mrow>
                            <mi mathvariant="normal">β</mi>
                            <msub>
                              <mi>C</mi>
                              <mi>l</mi>
                            </msub>
                          </mrow>
                          <msub>
                            <mi>V</mi>
                            <mn>2</mn>
                          </msub>
                        </mfrac>
                      </mtd>
                      <mtd>
                        <mrow>
                          <mo stretchy="false">−</mo>
                          <mfrac>
                            <mrow>
                              <mi mathvariant="normal">β</mi>
                              <mrow>
                                <mo fence="true" stretchy="false">(</mo>
                                <mrow>
                                  <mrow>
                                    <msub>
                                      <mi>p</mi>
                                      <mn>2</mn>
                                    </msub>
                                    <mo stretchy="false">+</mo>
                                    <msub>
                                      <mi>C</mi>
                                      <mi>l</mi>
                                    </msub>
                                  </mrow>
                                </mrow>
                                <mo fence="true" stretchy="false">)</mo>
                              </mrow>
                            </mrow>
                            <msub>
                              <mi>V</mi>
                              <mn>2</mn>
                            </msub>
                          </mfrac>
                        </mrow>
                      </mtd>
                      <mtd>
                        <mn>0</mn>
                      </mtd>
                      <mtd>
                        <mfrac>
                          <mrow>
                            <mi mathvariant="normal">β</mi>
                            <msub>
                              <mi>A</mi>
                              <mn>2</mn>
                            </msub>
                          </mrow>
                          <msub>
                            <mi>V</mi>
                            <mn>2</mn>
                          </msub>
                        </mfrac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  <mtd>
                        <mn>1</mn>
                      </mtd>
                    </mtr>
                    <mtr>
                      <mtd>
                        <mfrac>
                          <msub>
                            <mi>A</mi>
                            <mn>1</mn>
                          </msub>
                          <mi>M</mi>
                        </mfrac>
                      </mtd>
                      <mtd>
                        <mrow>
                          <mo stretchy="false">−</mo>
                          <mfrac>
                            <msub>
                              <mi>A</mi>
                              <mn>2</mn>
                            </msub>
                            <mi>M</mi>
                          </mfrac>
                        </mrow>
                      </mtd>
                      <mtd>
                        <mrow>
                          <mo stretchy="false">−</mo>
                          <mfrac>
                            <mi>K</mi>
                            <mi>M</mi>
                          </mfrac>
                        </mrow>
                      </mtd>
                      <mtd>
                        <mrow>
                          <mo stretchy="false">−</mo>
                          <mfrac>
                            <mi>B</mi>
                            <mi>M</mi>
                          </mfrac>
                        </mrow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sub>
                          <mi>P</mi>
                          <mn>1</mn>
                        </msub>
                      </mtd>
                    </mtr>
                    <mtr>
                      <mtd>
                        <msub>
                          <mi>P</mi>
                          <mn>2</mn>
                        </msub>
                      </mtd>
                    </mtr>
                    <mtr>
                      <mtd>
                        <msub>
                          <mi>y</mi>
                          <mn>1</mn>
                        </msub>
                      </mtd>
                    </mtr>
                    <mtr>
                      <mtd>
                        <msub>
                          <mi>y</mi>
                          <mn>2</mn>
                        </msub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frac>
                          <mrow>
                            <mi mathvariant="normal">β</mi>
                            <msub>
                              <mi>q</mi>
                              <mn>1</mn>
                            </msub>
                          </mrow>
                          <msub>
                            <mi>V</mi>
                            <mn>1</mn>
                          </msub>
                        </mfrac>
                      </mtd>
                      <mtd>
                        <mn>0</mn>
                      </mtd>
                    </mtr>
                    <mtr>
                      <mtd>
                        <mrow>
                          <mo stretchy="false">−</mo>
                          <mfrac>
                            <mrow>
                              <mi mathvariant="normal">β</mi>
                              <msub>
                                <mi>q</mi>
                                <mn>2</mn>
                              </msub>
                            </mrow>
                            <msub>
                              <mi>V</mi>
                              <mn>2</mn>
                            </msub>
                          </mfrac>
                        </mrow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row>
                          <mo stretchy="false">−</mo>
                          <mfrac>
                            <mn>1</mn>
                            <mi>M</mi>
                          </mfrac>
                        </mrow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u</mi>
                    </mtd>
                  </mtr>
                  <mtr>
                    <mtd>
                      <msub>
                        <mi>F</mi>
                        <mi>L</mi>
                      </msub>
                    </mtd>
                  </mtr>
                </mtable>
              </mrow>
              <mo fence="true" stretchy="true">]</mo>
            </mrow>
          </mrow>
        </mtd>
      </mtr>
      <mtr>
        <mtd>
          <mrow/>
        </mtd>
      </mtr>
      <mtr>
        <mtd columnalign="left">
          <mrow>
            <mrow>
              <mrow>
                <mo fence="true" stretchy="true">[</mo>
                <mrow>
                  <mtable>
                    <mtr>
                      <mtd>
                        <msub>
                          <mi>P</mi>
                          <mn>1</mn>
                        </msub>
                      </mtd>
                    </mtr>
                    <mtr>
                      <mtd>
                        <msub>
                          <mi>P</mi>
                          <mn>2</mn>
                        </msub>
                      </mtd>
                    </mtr>
                    <mtr>
                      <mtd>
                        <mi>y</mi>
                      </mtd>
                    </mtr>
                    <mtr>
                      <mtd>
                        <mover accent="true">
                          <mi>y</mi>
                          <mo stretchy="false">˙</mo>
                        </mover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n>1</mn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1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1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  <mtd>
                        <mn>1</mn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sub>
                          <mi>P</mi>
                          <mn>1</mn>
                        </msub>
                      </mtd>
                    </mtr>
                    <mtr>
                      <mtd>
                        <msub>
                          <mi>P</mi>
                          <mn>2</mn>
                        </msub>
                      </mtd>
                    </mtr>
                    <mtr>
                      <mtd>
                        <msub>
                          <mi>y</mi>
                          <mn>1</mn>
                        </msub>
                      </mtd>
                    </mtr>
                    <mtr>
                      <mtd>
                        <msub>
                          <mi>y</mi>
                          <mn>2</mn>
                        </msub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u</mi>
                    </mtd>
                  </mtr>
                  <mtr>
                    <mtd>
                      <msub>
                        <mi>F</mi>
                        <mi>L</mi>
                      </msub>
                    </mtd>
                  </mtr>
                </mtable>
              </mrow>
              <mo fence="true" stretchy="true">]</mo>
            </mrow>
          </mrow>
        </mtd>
      </mtr>
    </mtable>
    <annotation encoding="StarMath 5.0">alignl left [ matrix{dot P_1 ## dot P_2 ## dot y_1 ## dot y_2} right ] = left [ matrix{- {{%beta(p_1 +C_l)} over V_1} # {{%beta C_l} over V_1} # 0 # -{{%beta A_1} over V_1} ##{{%beta C_l} over V_2} # -{{%beta(p_2 +C_l)} over V_2} # 0 # {{%beta A_2} over V_2} ## 0 # 0 # 0 # 1 ## A_1 over M # -{ A_2 over M} # -{K over M} # -{B over M}} right] left [ matrix{P_1 ## P_2 ## y_1 ## y_2} right ] + left [ matrix{{{%beta q_1} over V_1} # 0 ## -{{%beta q_2} over V_2} # 0 ## 0 # 0## 0 # -{1 over M}} right ] left [ matrix{u ## F_L} right ] newline newline

alignl left [ matrix{P_1 ## P_2 ## y ## dot y} right ] = left [ matrix{1 # 0 # 0 # 0 ## 0 # 1 # 0 # 0 ## 0 # 0 # 1 # 0 ## 0 # 0 # 0 # 1} right ] left [ matrix{P_1 ## P_2 ## y_1 ## y_2} right ] + left [matrix{0 # 0 ## 0 # 0 ## 0 # 0 ## 0 # 0} right ] left [ matrix{u ## F_L} right ] </annotation>
  </semantics>
</math>
</file>

<file path=Object 3/content.xml><?xml version="1.0" encoding="utf-8"?>
<math xmlns="http://www.w3.org/1998/Math/MathML" display="block">
  <semantics>
    <mi>B</mi>
    <annotation encoding="StarMath 5.0">B</annotation>
  </semantics>
</math>
</file>

<file path=Object 4/content.xml><?xml version="1.0" encoding="utf-8"?>
<math xmlns="http://www.w3.org/1998/Math/MathML" display="block">
  <semantics>
    <mi>K</mi>
    <annotation encoding="StarMath 5.0">K</annotation>
  </semantics>
</math>
</file>

<file path=Object 5/content.xml><?xml version="1.0" encoding="utf-8"?>
<math xmlns="http://www.w3.org/1998/Math/MathML" display="block">
  <semantics>
    <mi>M</mi>
    <annotation encoding="StarMath 5.0">M</annotation>
  </semantics>
</math>
</file>

<file path=Object 6/content.xml><?xml version="1.0" encoding="utf-8"?>
<math xmlns="http://www.w3.org/1998/Math/MathML" display="block">
  <semantics>
    <msub>
      <mi>Q</mi>
      <mn>2</mn>
    </msub>
    <annotation encoding="StarMath 5.0">Q_2</annotation>
  </semantics>
</math>
</file>

<file path=Object 7/content.xml><?xml version="1.0" encoding="utf-8"?>
<math xmlns="http://www.w3.org/1998/Math/MathML" display="block">
  <semantics>
    <msub>
      <mi>Q</mi>
      <mn>1</mn>
    </msub>
    <annotation encoding="StarMath 5.0">Q_1</annotation>
  </semantics>
</math>
</file>

<file path=Object 8/content.xml><?xml version="1.0" encoding="utf-8"?>
<math xmlns="http://www.w3.org/1998/Math/MathML" display="block">
  <semantics>
    <msub>
      <mi>P</mi>
      <mi>s</mi>
    </msub>
    <annotation encoding="StarMath 5.0">P_s</annotation>
  </semantics>
</math>
</file>

<file path=Object 9/content.xml><?xml version="1.0" encoding="utf-8"?>
<math xmlns="http://www.w3.org/1998/Math/MathML" display="block">
  <semantics>
    <msub>
      <mi>P</mi>
      <mi>t</mi>
    </msub>
    <annotation encoding="StarMath 5.0">P_t</annotation>
  </semantics>
</math>
</file>